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G" manifest:media-type="image/jpeg"/>
  <manifest:file-entry manifest:full-path="media/image6.jpe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s" fo:country="ES"/>
    </style:style>
    <style:style style:name="T3" style:parent-style-name="DefaultParagraphFont" style:family="text">
      <style:text-properties fo:language="es" fo:country="ES"/>
    </style:style>
    <style:style style:name="T4" style:parent-style-name="DefaultParagraphFont" style:family="text">
      <style:text-properties fo:language="es" fo:country="ES"/>
    </style:style>
    <style:style style:name="P5" style:parent-style-name="Normal" style:family="paragraph">
      <style:text-properties fo:language="es" fo:country="ES"/>
    </style:style>
    <style:style style:name="P6" style:parent-style-name="Normal" style:family="paragraph">
      <style:text-properties fo:language="es" fo:country="ES"/>
    </style:style>
    <style:style style:name="P7" style:parent-style-name="Normal" style:family="paragraph">
      <style:text-properties fo:language="es" fo:country="ES"/>
    </style:style>
    <style:style style:name="T8" style:parent-style-name="DefaultParagraphFont" style:family="text">
      <style:text-properties fo:language="es" fo:country="ES"/>
    </style:style>
    <style:style style:name="T9" style:parent-style-name="DefaultParagraphFont" style:family="text">
      <style:text-properties fo:language="es" fo:country="ES"/>
    </style:style>
    <style:style style:name="T10" style:parent-style-name="DefaultParagraphFont" style:family="text">
      <style:text-properties fo:language="es" fo:country="ES"/>
    </style:style>
    <style:style style:name="T11" style:parent-style-name="DefaultParagraphFont" style:family="text">
      <style:text-properties fo:language="es" fo:country="ES"/>
    </style:style>
    <style:style style:name="T12" style:parent-style-name="DefaultParagraphFont" style:family="text">
      <style:text-properties fo:language="es" fo:country="ES"/>
    </style:style>
    <style:style style:name="T13" style:parent-style-name="DefaultParagraphFont" style:family="text">
      <style:text-properties fo:language="es" fo:country="ES"/>
    </style:style>
    <style:style style:name="P14" style:parent-style-name="Normal" style:family="paragraph">
      <style:text-properties fo:language="es" fo:country="ES"/>
    </style:style>
    <style:style style:name="P15" style:parent-style-name="Normal" style:family="paragraph">
      <style:text-properties fo:language="es" fo:country="ES"/>
    </style:style>
    <style:style style:name="T16" style:parent-style-name="DefaultParagraphFont" style:family="text">
      <style:text-properties fo:language="es" fo:country="ES"/>
    </style:style>
    <style:style style:name="P17" style:parent-style-name="Normal" style:family="paragraph">
      <style:text-properties fo:language="es" fo:country="ES"/>
    </style:style>
    <style:style style:name="P18" style:parent-style-name="Normal" style:family="paragraph">
      <style:text-properties fo:language="es" fo:country="ES"/>
    </style:style>
    <style:style style:name="P19" style:parent-style-name="Normal" style:family="paragraph">
      <style:text-properties fo:language="es" fo:country="ES"/>
    </style:style>
    <style:style style:name="P20" style:parent-style-name="Normal" style:family="paragraph">
      <style:text-properties fo:language="es" fo:country="ES"/>
    </style:style>
    <style:style style:name="P21" style:parent-style-name="Normal" style:family="paragraph">
      <style:text-properties fo:language="es" fo:country="ES"/>
    </style:style>
    <style:style style:name="P22" style:parent-style-name="Normal" style:family="paragraph">
      <style:text-properties fo:language="es" fo:country="ES"/>
    </style:style>
    <style:style style:name="P23" style:parent-style-name="Normal" style:family="paragraph">
      <style:text-properties fo:language="es" fo:country="ES"/>
    </style:style>
    <style:style style:name="P24" style:parent-style-name="Normal" style:family="paragraph">
      <style:text-properties fo:language="es" fo:country="ES"/>
    </style:style>
    <style:style style:name="P25" style:parent-style-name="Normal" style:family="paragraph">
      <style:text-properties fo:language="es" fo:country="ES"/>
    </style:style>
    <style:style style:name="P26" style:parent-style-name="Normal" style:family="paragraph">
      <style:text-properties fo:language="es" fo:country="ES"/>
    </style:style>
    <style:style style:name="P27" style:parent-style-name="Normal" style:family="paragraph">
      <style:text-properties fo:language="es" fo:country="ES"/>
    </style:style>
    <style:style style:name="P28" style:parent-style-name="Normal" style:family="paragraph">
      <style:text-properties fo:language="es" fo:country="ES"/>
    </style:style>
    <style:style style:name="T29" style:parent-style-name="DefaultParagraphFont" style:family="text">
      <style:text-properties fo:language="es" fo:country="ES"/>
    </style:style>
    <style:style style:name="T30" style:parent-style-name="DefaultParagraphFont" style:family="text">
      <style:text-properties fo:language="es" fo:country="ES"/>
    </style:style>
    <style:style style:name="T31" style:parent-style-name="DefaultParagraphFont" style:family="text">
      <style:text-properties fo:language="es" fo:country="ES"/>
    </style:style>
    <style:style style:name="T32" style:parent-style-name="DefaultParagraphFont" style:family="text">
      <style:text-properties fo:language="es" fo:country="ES"/>
    </style:style>
    <style:style style:name="T33" style:parent-style-name="DefaultParagraphFont" style:family="text">
      <style:text-properties fo:language="es" fo:country="ES"/>
    </style:style>
    <style:style style:name="T34" style:parent-style-name="DefaultParagraphFont" style:family="text">
      <style:text-properties fo:language="es" fo:country="ES"/>
    </style:style>
    <style:style style:family="graphic" style:name="a20">
      <style:graphic-properties style:wrap="run-through" style:run-through="foreground" draw:fill="solid" draw:fill-color="#ffc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23">
      <style:graphic-properties style:wrap="run-through" style:run-through="foreground" draw:fill="solid" draw:fill-color="#70ad47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solid" draw:fill-color="#70ad47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solid" draw:fill-color="#70ad47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27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background" draw:fill="solid" draw:fill-color="#ffc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background" draw:fill="solid" draw:fill-color="#4472c4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2">
      <style:graphic-properties style:wrap="run-through" style:run-through="foreground" draw:fill="solid" draw:fill-color="#92d05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solid" draw:fill-color="#92d05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ffc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solid" draw:fill-color="#ffc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solid" draw:fill-color="#92d05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solid" draw:fill-color="#70ad47" draw:opacity="100%" draw:stroke="solid" svg:stroke-width="0.01389in" svg:stroke-color="#2f528f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back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ffc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92d05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solid" draw:fill-color="#92d05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ffc000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2336" draw:style-name="a0" draw:name="Picture 4" text:anchor-type="paragraph" svg:x="4.01432in" svg:y="-0.33734in" svg:width="2.56154in" svg:height="2.2in" style:rel-width="scale" style:rel-height="scale"><draw:image xlink:href="media/image1.jpeg" xlink:type="simple" xlink:show="embed" xlink:actuate="onLoad"/><svg:title/><svg:desc/></draw:frame><draw:custom-shape svg:x="0.03056in" svg:y="0.00027in" svg:width="0.16042in" svg:height="0.16875in" draw:z-index="251663360" draw:id="id0" draw:style-name="a1" draw:name="Rectangle 5" text:anchor-type="paragraph"><svg:title/><svg:desc/><draw:enhanced-geometry draw:type="non-primitive" svg:viewBox="0 0 21600 21600" draw:enhanced-path="M 0 0 L 21600 0 21600 21600 0 21600 Z N"/></draw:custom-shape><text:span text:style-name="T2"><text:s text:c="8"/>Usuario anónimo</text:span></text:p>
      <text:p text:style-name="Normal"><draw:custom-shape svg:x="0.01538in" svg:y="0.01827in" svg:width="0.17639in" svg:height="0.15278in" draw:z-index="251664384" draw:id="id1" draw:style-name="a2" draw:name="Rectangle 6" text:anchor-type="paragraph"><svg:title/><svg:desc/><draw:enhanced-geometry draw:type="non-primitive" svg:viewBox="0 0 21600 21600" draw:enhanced-path="M 0 0 L 21600 0 21600 21600 0 21600 Z N"/></draw:custom-shape><text:span text:style-name="T3"><text:s text:c="8"/>Usuario registrado</text:span></text:p>
      <text:p text:style-name="Normal"><draw:custom-shape svg:x="0.01538in" svg:y="0.01346in" svg:width="0.15278in" svg:height="0.15278in" draw:z-index="251665408" draw:id="id2" draw:style-name="a3" draw:name="Rectangle 7" text:anchor-type="paragraph"><svg:title/><svg:desc/><draw:enhanced-geometry draw:type="non-primitive" svg:viewBox="0 0 21600 21600" draw:enhanced-path="M 0 0 L 21600 0 21600 21600 0 21600 Z N"/></draw:custom-shape><text:span text:style-name="T4"><text:s text:c="8"/>Usuario administrador</text:span></text:p>
      <text:p text:style-name="Normal"><draw:frame draw:z-index="251661312" draw:style-name="a4" draw:name="Picture 2" text:anchor-type="paragraph" svg:x="-0.06902in" svg:y="0.31891in" svg:width="2.66042in" svg:height="2.6in" style:rel-width="scale" style:rel-height="scale"><draw:image xlink:href="media/image2.jpeg" xlink:type="simple" xlink:show="embed" xlink:actuate="onLoad"/><svg:title/><svg:desc/></draw:frame></text:p>
      <text:p text:style-name="P5"/>
      <text:p text:style-name="Normal"><draw:custom-shape svg:x="2.72073in" svg:y="0.17655in" svg:width="0.34792in" svg:height="0.55278in" draw:z-index="251666432" draw:id="id3" draw:style-name="a5" draw:name="Arrow: Curved Left 8" text:anchor-type="paragraph"><svg:title/><svg:desc/><draw:enhanced-geometry draw:path-stretchpoint-x="21600" draw:path-stretchpoint-y="21600" draw:type="non-primitive" svg:viewBox="0 0 21600 21600" draw:enhanced-path="S M ?f11 ?f42 L ?f36 ?f59 ?f36 ?f54 A ?f114 ?f115 ?f116 ?f117 ?f36 ?f54 ?f111 ?f113  W ?f118 ?f119 ?f120 ?f121 ?f36 ?f54 ?f111 ?f113 A ?f161 ?f162 ?f163 ?f164 ?f111 ?f113 ?f158 ?f160  W ?f165 ?f166 ?f167 ?f168 ?f111 ?f113 ?f158 ?f160 L ?f36 ?f60 Z N S M ?f20 ?f47 A ?f208 ?f209 ?f210 ?f211 ?f20 ?f47 ?f205 ?f207  W ?f212 ?f213 ?f214 ?f215 ?f20 ?f47 ?f205 ?f207 L ?f11 ?f11 A ?f255 ?f256 ?f257 ?f258 ?f11 ?f11 ?f252 ?f254  W ?f259 ?f260 ?f261 ?f262 ?f11 ?f11 ?f252 ?f254 Z N F M ?f20 ?f47 A ?f208 ?f209 ?f210 ?f211 ?f20 ?f47 ?f205 ?f207  W ?f212 ?f213 ?f214 ?f215 ?f20 ?f47 ?f205 ?f207 L ?f11 ?f11 A ?f255 ?f256 ?f257 ?f258 ?f11 ?f11 ?f252 ?f254  W ?f259 ?f260 ?f261 ?f262 ?f11 ?f11 ?f252 ?f254 L ?f20 ?f47 A ?f283 ?f284 ?f285 ?f286 ?f20 ?f47 ?f280 ?f282  W ?f287 ?f288 ?f289 ?f290 ?f20 ?f47 ?f280 ?f282 L ?f36 ?f60 ?f11 ?f42 ?f36 ?f59 ?f36 ?f54 A ?f114 ?f115 ?f116 ?f117 ?f36 ?f54 ?f111 ?f113  W ?f118 ?f119 ?f120 ?f121 ?f36 ?f54 ?f111 ?f113 N" draw:text-areas="?f11 ?f11 ?f20 ?f21" draw:glue-points="?f11 ?f38 ?f36 ?f59 ?f11 ?f42 ?f36 ?f60 ?f20 ?f57" draw:glue-point-leaving-directions="-270, -270, -90, -180, -90" draw:modifiers="0 0 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25000"/><draw:equation draw:name="f14" draw:formula="50000"/><draw:equation draw:name="f15" draw:formula="?f8 / 21600"/><draw:equation draw:name="f16" draw:formula="?f7 / 21600"/><draw:equation draw:name="f17" draw:formula="21600 * ?f8"/><draw:equation draw:name="f18" draw:formula="21600 * ?f7"/><draw:equation draw:name="f19" draw:formula="min(?f16, ?f15)"/><draw:equation draw:name="f20" draw:formula="?f17 / ?f9"/><draw:equation draw:name="f21" draw:formula="?f18 / ?f9"/><draw:equation draw:name="f22" draw:formula="?f21 - ?f11"/><draw:equation draw:name="f23" draw:formula="?f20 - ?f11"/><draw:equation draw:name="f24" draw:formula="?f22 / 2"/><draw:equation draw:name="f25" draw:formula="min(?f23, ?f22)"/><draw:equation draw:name="f26" draw:formula="?f23 * ?f23"/><draw:equation draw:name="f27" draw:formula="?f23 * ?f19"/><draw:equation draw:name="f28" draw:formula="?f25 * ?f13"/><draw:equation draw:name="f29" draw:formula="?f25 * ?f14"/><draw:equation draw:name="f30" draw:formula="?f28 / 100000"/><draw:equation draw:name="f31" draw:formula="?f29 / 100000"/><draw:equation draw:name="f32" draw:formula="?f30 + ?f31"/><draw:equation draw:name="f33" draw:formula="?f30 * ?f30"/><draw:equation draw:name="f34" draw:formula="?f31 - ?f30"/><draw:equation draw:name="f35" draw:formula="?f31 / 2"/><draw:equation draw:name="f36" draw:formula="?f11 + ?f30"/><draw:equation draw:name="f37" draw:formula="0 - ?f30"/><draw:equation draw:name="f38" draw:formula="?f30 / 2"/><draw:equation draw:name="f39" draw:formula="?f32 / 4"/><draw:equation draw:name="f40" draw:formula="?f26 - ?f33"/><draw:equation draw:name="f41" draw:formula="?f34 / 2"/><draw:equation draw:name="f42" draw:formula="?f21 - ?f35"/><draw:equation draw:name="f43" draw:formula="0 - ?f38"/><draw:equation draw:name="f44" draw:formula="?f24 - ?f39"/><draw:equation draw:name="f45" draw:formula="sqrt(?f40)"/><draw:equation draw:name="f46" draw:formula="?f44 * 2"/><draw:equation draw:name="f47" draw:formula="?f44 + ?f30"/><draw:equation draw:name="f48" draw:formula="?f45 * ?f44"/><draw:equation draw:name="f49" draw:formula="?f44 * ?f19"/><draw:equation draw:name="f50" draw:formula="?f46 * ?f46"/><draw:equation draw:name="f51" draw:formula="?f48 / ?f23"/><draw:equation draw:name="f52" draw:formula="?f44 + ?f47"/><draw:equation draw:name="f53" draw:formula="?f50 - ?f33"/><draw:equation draw:name="f54" draw:formula="?f44 + ?f51"/><draw:equation draw:name="f55" draw:formula="?f47 + ?f51"/><draw:equation draw:name="f56" draw:formula="0 - ?f51"/><draw:equation draw:name="f57" draw:formula="?f52 / 2"/><draw:equation draw:name="f58" draw:formula="sqrt(?f53)"/><draw:equation draw:name="f59" draw:formula="?f54 - ?f41"/><draw:equation draw:name="f60" draw:formula="?f55 + ?f41"/><draw:equation draw:name="f61" draw:formula="?f58 * ?f23"/><draw:equation draw:name="f62" draw:formula="atan2(?f37, ?f56)"/><draw:equation draw:name="f63" draw:formula="0 - ?f62"/><draw:equation draw:name="f64" draw:formula="?f63 * ?f1 / ?f10"/><draw:equation draw:name="f65" draw:formula="?f64 - ?f2"/><draw:equation draw:name="f66" draw:formula="?f61 / ?f46"/><draw:equation draw:name="f67" draw:formula="0 - ?f66"/><draw:equation draw:name="f68" draw:formula="atan2(?f67, ?f43)"/><draw:equation draw:name="f69" draw:formula="0 - ?f68"/><draw:equation draw:name="f70" draw:formula="?f69 * ?f1 / ?f10"/><draw:equation draw:name="f71" draw:formula="?f70 - ?f2"/><draw:equation draw:name="f72" draw:formula="?f71 - ?f65"/><draw:equation draw:name="f73" draw:formula="?f65 + ?f71"/><draw:equation draw:name="f74" draw:formula="0 - ?f71"/><draw:equation draw:name="f75" draw:formula="21550000 - ?f72"/><draw:equation draw:name="f76" draw:formula="if(?f75, ?f72, 21550000)"/><draw:equation draw:name="f77" draw:formula="-21550000 - ?f76"/><draw:equation draw:name="f78" draw:formula="if(?f77, -21550000, ?f76)"/><draw:equation draw:name="f79" draw:formula="?f65 + ?f78"/><draw:equation draw:name="f80" draw:formula="?f65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7"/><draw:equation draw:name="f86" draw:formula="sin(?f82)"/><draw:equation draw:name="f87" draw:formula="0 - ?f86"/><draw:equation draw:name="f88" draw:formula="?f87 * ?f49"/><draw:equation draw:name="f89" draw:formula="sqrt(?f85 * ?f85 + ?f88 * ?f88 + 0 * 0)"/><draw:equation draw:name="f90" draw:formula="?f27 * ?f49 / ?f89"/><draw:equation draw:name="f91" draw:formula="?f87 * ?f90"/><draw:equation draw:name="f92" draw:formula="?f36 - ?f91"/><draw:equation draw:name="f93" draw:formula="?f84 * ?f90"/><draw:equation draw:name="f94" draw:formula="?f54 - ?f93"/><draw:equation draw:name="f95" draw:formula="?f92 - ?f27"/><draw:equation draw:name="f96" draw:formula="?f94 - ?f49"/><draw:equation draw:name="f97" draw:formula="?f92 + ?f27"/><draw:equation draw:name="f98" draw:formula="?f94 + ?f49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7"/><draw:equation draw:name="f105" draw:formula="sin(?f101)"/><draw:equation draw:name="f106" draw:formula="0 - ?f105"/><draw:equation draw:name="f107" draw:formula="?f106 * ?f49"/><draw:equation draw:name="f108" draw:formula="sqrt(?f104 * ?f104 + ?f107 * ?f107 + 0 * 0)"/><draw:equation draw:name="f109" draw:formula="?f27 * ?f49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78, ?f36, ?f95)"/><draw:equation draw:name="f115" draw:formula="if(?f78, ?f54, ?f96)"/><draw:equation draw:name="f116" draw:formula="if(?f78, ?f36, ?f97)"/><draw:equation draw:name="f117" draw:formula="if(?f78, ?f54, ?f98)"/><draw:equation draw:name="f118" draw:formula="if(?f78, ?f95, ?f111)"/><draw:equation draw:name="f119" draw:formula="if(?f78, ?f96, ?f113)"/><draw:equation draw:name="f120" draw:formula="if(?f78, ?f97, ?f111)"/><draw:equation draw:name="f121" draw:formula="if(?f78, ?f98, ?f113)"/><draw:equation draw:name="f122" draw:formula="21550000 - ?f73"/><draw:equation draw:name="f123" draw:formula="if(?f122, ?f73, 21550000)"/><draw:equation draw:name="f124" draw:formula="-21550000 - ?f123"/><draw:equation draw:name="f125" draw:formula="if(?f124, -21550000, ?f123)"/><draw:equation draw:name="f126" draw:formula="?f74 + ?f125"/><draw:equation draw:name="f127" draw:formula="?f74 + ?f2"/><draw:equation draw:name="f128" draw:formula="?f127 * ?f10 / ?f1"/><draw:equation draw:name="f129" draw:formula="0 - ?f128"/><draw:equation draw:name="f130" draw:formula="cos(?f129)"/><draw:equation draw:name="f131" draw:formula="0 - ?f130"/><draw:equation draw:name="f132" draw:formula="?f131 * ?f27"/><draw:equation draw:name="f133" draw:formula="sin(?f129)"/><draw:equation draw:name="f134" draw:formula="0 - ?f133"/><draw:equation draw:name="f135" draw:formula="?f134 * ?f49"/><draw:equation draw:name="f136" draw:formula="sqrt(?f132 * ?f132 + ?f135 * ?f135 + 0 * 0)"/><draw:equation draw:name="f137" draw:formula="?f27 * ?f49 / ?f136"/><draw:equation draw:name="f138" draw:formula="?f134 * ?f137"/><draw:equation draw:name="f139" draw:formula="?f111 - ?f138"/><draw:equation draw:name="f140" draw:formula="?f131 * ?f137"/><draw:equation draw:name="f141" draw:formula="?f113 - ?f140"/><draw:equation draw:name="f142" draw:formula="?f139 - ?f27"/><draw:equation draw:name="f143" draw:formula="?f141 - ?f49"/><draw:equation draw:name="f144" draw:formula="?f139 + ?f27"/><draw:equation draw:name="f145" draw:formula="?f141 + ?f49"/><draw:equation draw:name="f146" draw:formula="?f126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27"/><draw:equation draw:name="f152" draw:formula="sin(?f148)"/><draw:equation draw:name="f153" draw:formula="0 - ?f152"/><draw:equation draw:name="f154" draw:formula="?f153 * ?f49"/><draw:equation draw:name="f155" draw:formula="sqrt(?f151 * ?f151 + ?f154 * ?f154 + 0 * 0)"/><draw:equation draw:name="f156" draw:formula="?f27 * ?f49 / ?f155"/><draw:equation draw:name="f157" draw:formula="?f153 * ?f156"/><draw:equation draw:name="f158" draw:formula="?f139 + ?f157"/><draw:equation draw:name="f159" draw:formula="?f150 * ?f156"/><draw:equation draw:name="f160" draw:formula="?f141 + ?f159"/><draw:equation draw:name="f161" draw:formula="if(?f125, ?f111, ?f142)"/><draw:equation draw:name="f162" draw:formula="if(?f125, ?f113, ?f143)"/><draw:equation draw:name="f163" draw:formula="if(?f125, ?f111, ?f144)"/><draw:equation draw:name="f164" draw:formula="if(?f125, ?f113, ?f145)"/><draw:equation draw:name="f165" draw:formula="if(?f125, ?f142, ?f158)"/><draw:equation draw:name="f166" draw:formula="if(?f125, ?f143, ?f160)"/><draw:equation draw:name="f167" draw:formula="if(?f125, ?f144, ?f158)"/><draw:equation draw:name="f168" draw:formula="if(?f125, ?f145, ?f160)"/><draw:equation draw:name="f169" draw:formula="21550000 - ?f12"/><draw:equation draw:name="f170" draw:formula="if(?f169, ?f12, 21550000)"/><draw:equation draw:name="f171" draw:formula="-21550000 - ?f170"/><draw:equation draw:name="f172" draw:formula="if(?f171, -21550000, ?f170)"/><draw:equation draw:name="f173" draw:formula="?f11 + ?f172"/><draw:equation draw:name="f174" draw:formula="?f11 + ?f2"/><draw:equation draw:name="f175" draw:formula="?f174 * ?f10 / ?f1"/><draw:equation draw:name="f176" draw:formula="0 - ?f175"/><draw:equation draw:name="f177" draw:formula="cos(?f176)"/><draw:equation draw:name="f178" draw:formula="0 - ?f177"/><draw:equation draw:name="f179" draw:formula="?f178 * ?f27"/><draw:equation draw:name="f180" draw:formula="sin(?f176)"/><draw:equation draw:name="f181" draw:formula="0 - ?f180"/><draw:equation draw:name="f182" draw:formula="?f181 * ?f49"/><draw:equation draw:name="f183" draw:formula="sqrt(?f179 * ?f179 + ?f182 * ?f182 + 0 * 0)"/><draw:equation draw:name="f184" draw:formula="?f27 * ?f49 / ?f183"/><draw:equation draw:name="f185" draw:formula="?f181 * ?f184"/><draw:equation draw:name="f186" draw:formula="?f20 - ?f185"/><draw:equation draw:name="f187" draw:formula="?f178 * ?f184"/><draw:equation draw:name="f188" draw:formula="?f47 - ?f187"/><draw:equation draw:name="f189" draw:formula="?f186 - ?f27"/><draw:equation draw:name="f190" draw:formula="?f188 - ?f49"/><draw:equation draw:name="f191" draw:formula="?f186 + ?f27"/><draw:equation draw:name="f192" draw:formula="?f188 + ?f49"/><draw:equation draw:name="f193" draw:formula="?f173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27"/><draw:equation draw:name="f199" draw:formula="sin(?f195)"/><draw:equation draw:name="f200" draw:formula="0 - ?f199"/><draw:equation draw:name="f201" draw:formula="?f200 * ?f49"/><draw:equation draw:name="f202" draw:formula="sqrt(?f198 * ?f198 + ?f201 * ?f201 + 0 * 0)"/><draw:equation draw:name="f203" draw:formula="?f27 * ?f49 / ?f202"/><draw:equation draw:name="f204" draw:formula="?f200 * ?f203"/><draw:equation draw:name="f205" draw:formula="?f186 + ?f204"/><draw:equation draw:name="f206" draw:formula="?f197 * ?f203"/><draw:equation draw:name="f207" draw:formula="?f188 + ?f206"/><draw:equation draw:name="f208" draw:formula="if(?f172, ?f20, ?f189)"/><draw:equation draw:name="f209" draw:formula="if(?f172, ?f47, ?f190)"/><draw:equation draw:name="f210" draw:formula="if(?f172, ?f20, ?f191)"/><draw:equation draw:name="f211" draw:formula="if(?f172, ?f47, ?f192)"/><draw:equation draw:name="f212" draw:formula="if(?f172, ?f189, ?f205)"/><draw:equation draw:name="f213" draw:formula="if(?f172, ?f190, ?f207)"/><draw:equation draw:name="f214" draw:formula="if(?f172, ?f191, ?f205)"/><draw:equation draw:name="f215" draw:formula="if(?f172, ?f192, ?f207)"/><draw:equation draw:name="f216" draw:formula="21550000 - ?f2"/><draw:equation draw:name="f217" draw:formula="if(?f216, ?f2, 21550000)"/><draw:equation draw:name="f218" draw:formula="-21550000 - ?f217"/><draw:equation draw:name="f219" draw:formula="if(?f218, -21550000, ?f217)"/><draw:equation draw:name="f220" draw:formula="?f0 + ?f219"/><draw:equation draw:name="f221" draw:formula="?f0 + ?f2"/><draw:equation draw:name="f222" draw:formula="?f221 * ?f10 / ?f1"/><draw:equation draw:name="f223" draw:formula="0 - ?f222"/><draw:equation draw:name="f224" draw:formula="cos(?f223)"/><draw:equation draw:name="f225" draw:formula="0 - ?f224"/><draw:equation draw:name="f226" draw:formula="?f225 * ?f27"/><draw:equation draw:name="f227" draw:formula="sin(?f223)"/><draw:equation draw:name="f228" draw:formula="0 - ?f227"/><draw:equation draw:name="f229" draw:formula="?f228 * ?f49"/><draw:equation draw:name="f230" draw:formula="sqrt(?f226 * ?f226 + ?f229 * ?f229 + 0 * 0)"/><draw:equation draw:name="f231" draw:formula="?f27 * ?f49 / ?f230"/><draw:equation draw:name="f232" draw:formula="?f228 * ?f231"/><draw:equation draw:name="f233" draw:formula="?f11 - ?f232"/><draw:equation draw:name="f234" draw:formula="?f225 * ?f231"/><draw:equation draw:name="f235" draw:formula="?f11 - ?f234"/><draw:equation draw:name="f236" draw:formula="?f233 - ?f27"/><draw:equation draw:name="f237" draw:formula="?f235 - ?f49"/><draw:equation draw:name="f238" draw:formula="?f233 + ?f27"/><draw:equation draw:name="f239" draw:formula="?f235 + ?f49"/><draw:equation draw:name="f240" draw:formula="?f220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27"/><draw:equation draw:name="f246" draw:formula="sin(?f242)"/><draw:equation draw:name="f247" draw:formula="0 - ?f246"/><draw:equation draw:name="f248" draw:formula="?f247 * ?f49"/><draw:equation draw:name="f249" draw:formula="sqrt(?f245 * ?f245 + ?f248 * ?f248 + 0 * 0)"/><draw:equation draw:name="f250" draw:formula="?f27 * ?f49 / ?f249"/><draw:equation draw:name="f251" draw:formula="?f247 * ?f250"/><draw:equation draw:name="f252" draw:formula="?f233 + ?f251"/><draw:equation draw:name="f253" draw:formula="?f244 * ?f250"/><draw:equation draw:name="f254" draw:formula="?f235 + ?f253"/><draw:equation draw:name="f255" draw:formula="if(?f219, ?f11, ?f236)"/><draw:equation draw:name="f256" draw:formula="if(?f219, ?f11, ?f237)"/><draw:equation draw:name="f257" draw:formula="if(?f219, ?f11, ?f238)"/><draw:equation draw:name="f258" draw:formula="if(?f219, ?f11, ?f239)"/><draw:equation draw:name="f259" draw:formula="if(?f219, ?f236, ?f252)"/><draw:equation draw:name="f260" draw:formula="if(?f219, ?f237, ?f254)"/><draw:equation draw:name="f261" draw:formula="if(?f219, ?f238, ?f252)"/><draw:equation draw:name="f262" draw:formula="if(?f219, ?f239, ?f254)"/><draw:equation draw:name="f263" draw:formula="21550000 - ?f65"/><draw:equation draw:name="f264" draw:formula="if(?f263, ?f65, 21550000)"/><draw:equation draw:name="f265" draw:formula="-21550000 - ?f264"/><draw:equation draw:name="f266" draw:formula="if(?f265, -21550000, ?f264)"/><draw:equation draw:name="f267" draw:formula="?f11 + ?f266"/><draw:equation draw:name="f268" draw:formula="?f267 + ?f2"/><draw:equation draw:name="f269" draw:formula="?f268 * ?f10 / ?f1"/><draw:equation draw:name="f270" draw:formula="0 - ?f269"/><draw:equation draw:name="f271" draw:formula="cos(?f270)"/><draw:equation draw:name="f272" draw:formula="0 - ?f271"/><draw:equation draw:name="f273" draw:formula="?f272 * ?f27"/><draw:equation draw:name="f274" draw:formula="sin(?f270)"/><draw:equation draw:name="f275" draw:formula="0 - ?f274"/><draw:equation draw:name="f276" draw:formula="?f275 * ?f49"/><draw:equation draw:name="f277" draw:formula="sqrt(?f273 * ?f273 + ?f276 * ?f276 + 0 * 0)"/><draw:equation draw:name="f278" draw:formula="?f27 * ?f49 / ?f277"/><draw:equation draw:name="f279" draw:formula="?f275 * ?f278"/><draw:equation draw:name="f280" draw:formula="?f186 + ?f279"/><draw:equation draw:name="f281" draw:formula="?f272 * ?f278"/><draw:equation draw:name="f282" draw:formula="?f188 + ?f281"/><draw:equation draw:name="f283" draw:formula="if(?f266, ?f20, ?f189)"/><draw:equation draw:name="f284" draw:formula="if(?f266, ?f47, ?f190)"/><draw:equation draw:name="f285" draw:formula="if(?f266, ?f20, ?f191)"/><draw:equation draw:name="f286" draw:formula="if(?f266, ?f47, ?f192)"/><draw:equation draw:name="f287" draw:formula="if(?f266, ?f189, ?f280)"/><draw:equation draw:name="f288" draw:formula="if(?f266, ?f190, ?f282)"/><draw:equation draw:name="f289" draw:formula="if(?f266, ?f191, ?f280)"/><draw:equation draw:name="f290" draw:formula="if(?f266, ?f192, ?f282)"/></draw:enhanced-geometry></draw:custom-shape></text:p>
      <text:p text:style-name="Normal"><draw:custom-shape svg:x="5.78237in" svg:y="0.08333in" svg:width="0.15556in" svg:height="0.38681in" draw:z-index="251671552" draw:id="id4" draw:style-name="a6" draw:name="Arrow: Up-Down 14" text:anchor-type="paragraph"><svg:title/><svg:desc/><draw:enhanced-geometry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 draw:modifiers="0 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4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20 - ?f22"/><draw:equation draw:name="f25" draw:formula="?f20 + ?f22"/><draw:equation draw:name="f26" draw:formula="?f12 - ?f23"/><draw:equation draw:name="f27" draw:formula="?f24 * ?f23"/><draw:equation draw:name="f28" draw:formula="?f27 / ?f16"/><draw:equation draw:name="f29" draw:formula="?f23 - ?f28"/><draw:equation draw:name="f30" draw:formula="?f26 + ?f28"/></draw:enhanced-geometry></draw:custom-shape><draw:custom-shape svg:x="5.16699in" svg:y="0.09888in" svg:width="0.14792in" svg:height="0.37847in" draw:z-index="251669504" draw:id="id5" draw:style-name="a7" draw:name="Arrow: Up-Down 12" text:anchor-type="paragraph"><svg:title/><svg:desc/><draw:enhanced-geometry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 draw:modifiers="0 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4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20 - ?f22"/><draw:equation draw:name="f25" draw:formula="?f20 + ?f22"/><draw:equation draw:name="f26" draw:formula="?f12 - ?f23"/><draw:equation draw:name="f27" draw:formula="?f24 * ?f23"/><draw:equation draw:name="f28" draw:formula="?f27 / ?f16"/><draw:equation draw:name="f29" draw:formula="?f23 - ?f28"/><draw:equation draw:name="f30" draw:formula="?f26 + ?f28"/></draw:enhanced-geometry></draw:custom-shape><draw:custom-shape svg:x="5.45929in" svg:y="0.0758in" svg:width="0.16319in" svg:height="0.40208in" draw:z-index="251670528" draw:id="id6" draw:style-name="a8" draw:name="Arrow: Up-Down 13" text:anchor-type="paragraph"><svg:title/><svg:desc/><draw:enhanced-geometry draw:path-stretchpoint-x="21600" draw:path-stretchpoint-y="21600" draw:type="non-primitive" svg:viewBox="0 0 21600 21600" draw:enhanced-path="M ?f7 ?f23 L ?f20 ?f7 ?f11 ?f23 ?f25 ?f23 ?f25 ?f26 ?f11 ?f26 ?f20 ?f12 ?f7 ?f26 ?f24 ?f26 ?f24 ?f23 Z N" draw:text-areas="?f24 ?f29 ?f25 ?f30" draw:glue-points="?f7 ?f23 ?f24 ?f19 ?f7 ?f26 ?f11 ?f26 ?f25 ?f19 ?f11 ?f23" draw:glue-point-leaving-directions="-270, -270, -270, -90, -90, -90" draw:modifiers="0 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4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20 - ?f22"/><draw:equation draw:name="f25" draw:formula="?f20 + ?f22"/><draw:equation draw:name="f26" draw:formula="?f12 - ?f23"/><draw:equation draw:name="f27" draw:formula="?f24 * ?f23"/><draw:equation draw:name="f28" draw:formula="?f27 / ?f16"/><draw:equation draw:name="f29" draw:formula="?f23 - ?f28"/><draw:equation draw:name="f30" draw:formula="?f26 + ?f28"/></draw:enhanced-geometry></draw:custom-shape></text:p>
      <text:p text:style-name="P6"/>
      <text:p text:style-name="Normal"><draw:frame draw:z-index="251660288" draw:style-name="a9" draw:name="Picture 3" text:anchor-type="paragraph" svg:x="3.94615in" svg:y="0.00406in" svg:width="2.70577in" svg:height="1.69592in" style:rel-width="scale" style:rel-height="scale"><draw:image xlink:href="media/image3.jpeg" xlink:type="simple" xlink:show="embed" xlink:actuate="onLoad"/><svg:title/><svg:desc/></draw:frame></text:p>
      <text:p text:style-name="Normal"><draw:custom-shape svg:x="2.85139in" svg:y="0.30903in" svg:width="0.80903in" svg:height="0.20139in" draw:z-index="251667456" draw:id="id7" draw:style-name="a10" draw:name="Arrow: Left-Right 9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 draw:modifiers="0 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draw:custom-shape svg:x="2.84359in" svg:y="0.02468in" svg:width="0.84792in" svg:height="0.1625in" draw:z-index="251659264" draw:id="id8" draw:style-name="a11" draw:name="Arrow: Left-Right 1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 draw:modifiers="0 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/text:p>
      <text:p text:style-name="P7"/>
      <text:p text:style-name="Normal"><draw:custom-shape svg:x="2.86629in" svg:y="0.0305in" svg:width="0.825in" svg:height="0.17014in" draw:z-index="251668480" draw:id="id9" draw:style-name="a12" draw:name="Arrow: Left-Right 10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 draw:modifiers="0 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/text:p>
      <text:p text:style-name="Normal"><text:span text:style-name="T8"><draw:custom-shape svg:width="0.18194in" svg:height="0.99792in" draw:z-index="251678720" draw:id="id10" draw:style-name="a13" draw:transform="translate(-0.09097in -0.49896in) rotate(-5.6793) translate(2.5523in 0.67011in)" draw:name="Arrow: Up-Down 22" text:anchor-type="paragraph"><svg:title/><svg:desc/><draw:enhanced-geometry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3 - ?f13"/><draw:equation draw:name="f15" draw:formula="?f7 * ?f11 / 200000"/><draw:equation draw:name="f16" draw:formula="?f9 - ?f15"/><draw:equation draw:name="f17" draw:formula="?f9 + ?f15"/><draw:equation draw:name="f18" draw:formula="?f16 * ?f13 / ?f8"/><draw:equation draw:name="f19" draw:formula="?f13 - ?f18"/><draw:equation draw:name="f20" draw:formula="?f14 + ?f18"/></draw:enhanced-geometry></draw:custom-shape></text:span><text:span text:style-name="T9"><draw:custom-shape svg:width="0.16875in" svg:height="0.96458in" draw:z-index="251677696" draw:id="id11" draw:style-name="a14" draw:transform="translate(-0.08437in -0.48229in) rotate(-5.72716) translate(2.18576in 0.79416in)" draw:name="Arrow: Up-Down 21" text:anchor-type="paragraph"><svg:title/><svg:desc/><draw:enhanced-geometry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3 - ?f13"/><draw:equation draw:name="f15" draw:formula="?f7 * ?f11 / 200000"/><draw:equation draw:name="f16" draw:formula="?f9 - ?f15"/><draw:equation draw:name="f17" draw:formula="?f9 + ?f15"/><draw:equation draw:name="f18" draw:formula="?f16 * ?f13 / ?f8"/><draw:equation draw:name="f19" draw:formula="?f13 - ?f18"/><draw:equation draw:name="f20" draw:formula="?f14 + ?f18"/></draw:enhanced-geometry></draw:custom-shape></text:span></text:p>
      <text:p text:style-name="Normal"><text:span text:style-name="T10"><draw:custom-shape svg:width="0.92292in" svg:height="0.13681in" draw:z-index="251675648" draw:id="id12" draw:style-name="a15" draw:transform="translate(-0.46146in -0.0684in) rotate(-5.44764) translate(0.45467in 0.34324in)" draw:name="Arrow: Left-Right 19" text:anchor-type="paragraph"><svg:title/><svg:desc/><draw:enhanced-geometry draw:path-stretchpoint-x="21600" draw:path-stretchpoint-y="21600" draw:type="non-primitive" svg:viewBox="0 0 21600 21600" draw:enhanced-path="M ?f0 ?f6 L ?f13 ?f2 ?f13 ?f16 ?f14 ?f16 ?f14 ?f2 ?f1 ?f6 ?f14 ?f3 ?f14 ?f17 ?f13 ?f17 ?f13 ?f3 Z N" draw:text-areas="?f19 ?f16 ?f20 ?f17" draw:glue-points="?f14 ?f2 ?f9 ?f16 ?f13 ?f2 ?f13 ?f3 ?f9 ?f17 ?f14 ?f3" draw:glue-point-leaving-directions="-360, -360, -360, -180, -180, -18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1 - ?f13"/><draw:equation draw:name="f15" draw:formula="?f4 * ?f11 / 200000"/><draw:equation draw:name="f16" draw:formula="?f6 - ?f15"/><draw:equation draw:name="f17" draw:formula="?f6 + ?f15"/><draw:equation draw:name="f18" draw:formula="?f16 * ?f13 / ?f5"/><draw:equation draw:name="f19" draw:formula="?f13 - ?f18"/><draw:equation draw:name="f20" draw:formula="?f14 + ?f18"/></draw:enhanced-geometry></draw:custom-shape></text:span><text:span text:style-name="T11"><text:s text:c="87"/></text:span></text:p>
      <text:p text:style-name="Normal"><text:span text:style-name="T12"><draw:custom-shape svg:width="0.94583in" svg:height="0.15139in" draw:z-index="251676672" draw:id="id13" draw:style-name="a16" draw:transform="translate(-0.47292in -0.07569in) rotate(-5.42515) translate(0.74786in 0.12222in)" draw:name="Arrow: Left-Right 20" text:anchor-type="paragraph"><svg:title/><svg:desc/><draw:enhanced-geometry draw:path-stretchpoint-x="21600" draw:path-stretchpoint-y="21600" draw:type="non-primitive" svg:viewBox="0 0 21600 21600" draw:enhanced-path="M ?f0 ?f6 L ?f13 ?f2 ?f13 ?f16 ?f14 ?f16 ?f14 ?f2 ?f1 ?f6 ?f14 ?f3 ?f14 ?f17 ?f13 ?f17 ?f13 ?f3 Z N" draw:text-areas="?f19 ?f16 ?f20 ?f17" draw:glue-points="?f14 ?f2 ?f9 ?f16 ?f13 ?f2 ?f13 ?f3 ?f9 ?f17 ?f14 ?f3" draw:glue-point-leaving-directions="-360, -360, -360, -180, -180, -18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1 - ?f13"/><draw:equation draw:name="f15" draw:formula="?f4 * ?f11 / 200000"/><draw:equation draw:name="f16" draw:formula="?f6 - ?f15"/><draw:equation draw:name="f17" draw:formula="?f6 + ?f15"/><draw:equation draw:name="f18" draw:formula="?f16 * ?f13 / ?f5"/><draw:equation draw:name="f19" draw:formula="?f13 - ?f18"/><draw:equation draw:name="f20" draw:formula="?f14 + ?f18"/></draw:enhanced-geometry></draw:custom-shape></text:span></text:p>
      <text:p text:style-name="Normal"><text:span text:style-name="T13"><draw:frame draw:z-index="251674624" draw:style-name="a17" draw:name="Picture 17" text:anchor-type="paragraph" svg:x="-0.63846in" svg:y="0.34161in" svg:width="1.87346in" svg:height="2.90583in" style:rel-width="scale" style:rel-height="scale"><draw:image xlink:href="media/image4.jpeg" xlink:type="simple" xlink:show="embed" xlink:actuate="onLoad"/><svg:title/><svg:desc/></draw:frame></text:span></text:p>
      <text:p text:style-name="Normal"><draw:custom-shape svg:width="1.13333in" svg:height="2.15833in" draw:z-index="251680768" draw:id="id14" draw:style-name="a18" draw:transform="translate(-0.56667in -1.07917in) rotate(-1.5708) translate(5.50321in 1.20593in)" draw:name="Arrow: Bent 24" text:anchor-type="paragraph"><svg:title/><svg:desc/><draw:enhanced-geometry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25000 25000 4375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1"/><draw:equation draw:name="f12" draw:formula="$0"/><draw:equation draw:name="f13" draw:formula="$2"/><draw:equation draw:name="f14" draw:formula="?f9 * ?f12 / 100000"/><draw:equation draw:name="f15" draw:formula="?f9 * ?f11 / 100000"/><draw:equation draw:name="f16" draw:formula="?f14 / 2"/><draw:equation draw:name="f17" draw:formula="?f15 - ?f16"/><draw:equation draw:name="f18" draw:formula="?f9 * ?f13 / 100000"/><draw:equation draw:name="f19" draw:formula="?f4 - ?f18"/><draw:equation draw:name="f20" draw:formula="$3"/><draw:equation draw:name="f21" draw:formula="?f9 * ?f20 / 100000"/><draw:equation draw:name="f22" draw:formula="?f21 - ?f14"/><draw:equation draw:name="f23" draw:formula="max(?f22, 0)"/><draw:equation draw:name="f24" draw:formula="?f14 + ?f23"/><draw:equation draw:name="f25" draw:formula="?f17 + ?f14"/><draw:equation draw:name="f26" draw:formula="?f25 + ?f17"/><draw:equation draw:name="f27" draw:formula="?f17 + ?f21"/><draw:equation draw:name="f28" draw:formula="21550000 - ?f2"/><draw:equation draw:name="f29" draw:formula="if(?f28, ?f2, 21550000)"/><draw:equation draw:name="f30" draw:formula="-21550000 - ?f29"/><draw:equation draw:name="f31" draw:formula="if(?f30, -21550000, ?f29)"/><draw:equation draw:name="f32" draw:formula="?f1 + ?f31"/><draw:equation draw:name="f33" draw:formula="?f1 + ?f2"/><draw:equation draw:name="f34" draw:formula="?f33 * ?f10 / ?f1"/><draw:equation draw:name="f35" draw:formula="0 - ?f34"/><draw:equation draw:name="f36" draw:formula="cos(?f35)"/><draw:equation draw:name="f37" draw:formula="0 - ?f36"/><draw:equation draw:name="f38" draw:formula="?f37 * ?f21"/><draw:equation draw:name="f39" draw:formula="sin(?f35)"/><draw:equation draw:name="f40" draw:formula="0 - ?f39"/><draw:equation draw:name="f41" draw:formula="?f40 * ?f21"/><draw:equation draw:name="f42" draw:formula="sqrt(?f38 * ?f38 + ?f41 * ?f41 + 0 * 0)"/><draw:equation draw:name="f43" draw:formula="?f21 * ?f21 / ?f42"/><draw:equation draw:name="f44" draw:formula="?f40 * ?f43"/><draw:equation draw:name="f45" draw:formula="?f3 - ?f44"/><draw:equation draw:name="f46" draw:formula="?f37 * ?f43"/><draw:equation draw:name="f47" draw:formula="?f27 - ?f46"/><draw:equation draw:name="f48" draw:formula="?f45 - ?f21"/><draw:equation draw:name="f49" draw:formula="?f47 - ?f21"/><draw:equation draw:name="f50" draw:formula="?f45 + ?f21"/><draw:equation draw:name="f51" draw:formula="?f47 + ?f21"/><draw:equation draw:name="f52" draw:formula="?f32 + ?f2"/><draw:equation draw:name="f53" draw:formula="?f52 * ?f10 / ?f1"/><draw:equation draw:name="f54" draw:formula="0 - ?f53"/><draw:equation draw:name="f55" draw:formula="cos(?f54)"/><draw:equation draw:name="f56" draw:formula="0 - ?f55"/><draw:equation draw:name="f57" draw:formula="?f56 * ?f21"/><draw:equation draw:name="f58" draw:formula="sin(?f54)"/><draw:equation draw:name="f59" draw:formula="0 - ?f58"/><draw:equation draw:name="f60" draw:formula="?f59 * ?f21"/><draw:equation draw:name="f61" draw:formula="sqrt(?f57 * ?f57 + ?f60 * ?f60 + 0 * 0)"/><draw:equation draw:name="f62" draw:formula="?f21 * ?f21 / ?f61"/><draw:equation draw:name="f63" draw:formula="?f59 * ?f62"/><draw:equation draw:name="f64" draw:formula="?f45 + ?f63"/><draw:equation draw:name="f65" draw:formula="?f56 * ?f62"/><draw:equation draw:name="f66" draw:formula="?f47 + ?f65"/><draw:equation draw:name="f67" draw:formula="if(?f31, ?f3, ?f48)"/><draw:equation draw:name="f68" draw:formula="if(?f31, ?f27, ?f49)"/><draw:equation draw:name="f69" draw:formula="if(?f31, ?f3, ?f50)"/><draw:equation draw:name="f70" draw:formula="if(?f31, ?f27, ?f51)"/><draw:equation draw:name="f71" draw:formula="if(?f31, ?f48, ?f64)"/><draw:equation draw:name="f72" draw:formula="if(?f31, ?f49, ?f66)"/><draw:equation draw:name="f73" draw:formula="if(?f31, ?f50, ?f64)"/><draw:equation draw:name="f74" draw:formula="if(?f31, ?f51, ?f66)"/><draw:equation draw:name="f75" draw:formula="21550000 - -5400000"/><draw:equation draw:name="f76" draw:formula="if(?f75, -5400000, 21550000)"/><draw:equation draw:name="f77" draw:formula="-21550000 - ?f76"/><draw:equation draw:name="f78" draw:formula="if(?f77, -21550000, ?f76)"/><draw:equation draw:name="f79" draw:formula="?f0 + ?f78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3"/><draw:equation draw:name="f86" draw:formula="sin(?f82)"/><draw:equation draw:name="f87" draw:formula="0 - ?f86"/><draw:equation draw:name="f88" draw:formula="?f87 * ?f23"/><draw:equation draw:name="f89" draw:formula="sqrt(?f85 * ?f85 + ?f88 * ?f88 + 0 * 0)"/><draw:equation draw:name="f90" draw:formula="?f23 * ?f23 / ?f89"/><draw:equation draw:name="f91" draw:formula="?f87 * ?f90"/><draw:equation draw:name="f92" draw:formula="?f24 - ?f91"/><draw:equation draw:name="f93" draw:formula="?f84 * ?f90"/><draw:equation draw:name="f94" draw:formula="?f25 - ?f93"/><draw:equation draw:name="f95" draw:formula="?f92 - ?f23"/><draw:equation draw:name="f96" draw:formula="?f94 - ?f23"/><draw:equation draw:name="f97" draw:formula="?f92 + ?f23"/><draw:equation draw:name="f98" draw:formula="?f94 + ?f23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3"/><draw:equation draw:name="f105" draw:formula="sin(?f101)"/><draw:equation draw:name="f106" draw:formula="0 - ?f105"/><draw:equation draw:name="f107" draw:formula="?f106 * ?f23"/><draw:equation draw:name="f108" draw:formula="sqrt(?f104 * ?f104 + ?f107 * ?f107 + 0 * 0)"/><draw:equation draw:name="f109" draw:formula="?f23 * ?f23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78, ?f24, ?f95)"/><draw:equation draw:name="f115" draw:formula="if(?f78, ?f25, ?f96)"/><draw:equation draw:name="f116" draw:formula="if(?f78, ?f24, ?f97)"/><draw:equation draw:name="f117" draw:formula="if(?f78, ?f25, ?f98)"/><draw:equation draw:name="f118" draw:formula="if(?f78, ?f95, ?f111)"/><draw:equation draw:name="f119" draw:formula="if(?f78, ?f96, ?f113)"/><draw:equation draw:name="f120" draw:formula="if(?f78, ?f97, ?f111)"/><draw:equation draw:name="f121" draw:formula="if(?f78, ?f98, ?f113)"/></draw:enhanced-geometry></draw:custom-shape><draw:frame draw:z-index="251672576" draw:style-name="a19" draw:name="Picture 15" text:anchor-type="paragraph" svg:x="1.84514in" svg:y="0.04482in" svg:width="2.40958in" svg:height="3.53846in" style:rel-width="scale" style:rel-height="scale"><draw:image xlink:href="media/image5.JPG" xlink:type="simple" xlink:show="embed" xlink:actuate="onLoad"/><svg:title/><svg:desc/></draw:frame></text:p>
      <text:p text:style-name="P14"/>
      <text:p text:style-name="P15"/>
      <text:p text:style-name="Normal"><text:span text:style-name="T16"><draw:custom-shape svg:width="0.78125in" svg:height="0.89167in" draw:z-index="251679744" draw:id="id15" draw:style-name="a20" draw:transform="translate(-0.39062in -0.44583in) rotate(-1.5708) translate(4.85403in 0.50743in)" draw:name="Arrow: Bent 23" text:anchor-type="paragraph"><svg:title/><svg:desc/><draw:enhanced-geometry draw:path-stretchpoint-x="21600" draw:path-stretchpoint-y="21600" draw:type="non-primitive" svg:viewBox="0 0 21600 21600" draw:enhanced-path="M ?f3 ?f6 L ?f3 ?f27 A ?f67 ?f68 ?f69 ?f70 ?f3 ?f27 ?f64 ?f66  W ?f71 ?f72 ?f73 ?f74 ?f3 ?f27 ?f64 ?f66 L ?f19 ?f17 ?f19 ?f5 ?f4 ?f15 ?f19 ?f26 ?f19 ?f25 ?f24 ?f25 A ?f114 ?f115 ?f116 ?f117 ?f24 ?f25 ?f111 ?f113  W ?f118 ?f119 ?f120 ?f121 ?f24 ?f25 ?f111 ?f113 L ?f14 ?f6 Z N" draw:text-areas="?f3 ?f5 ?f4 ?f6" draw:glue-points="?f19 ?f5 ?f19 ?f26 ?f16 ?f6 ?f4 ?f15" draw:glue-point-leaving-directions="-360, -180, -180, -90" draw:modifiers="25000 25000 25000 4375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$1"/><draw:equation draw:name="f12" draw:formula="$0"/><draw:equation draw:name="f13" draw:formula="$2"/><draw:equation draw:name="f14" draw:formula="?f9 * ?f12 / 100000"/><draw:equation draw:name="f15" draw:formula="?f9 * ?f11 / 100000"/><draw:equation draw:name="f16" draw:formula="?f14 / 2"/><draw:equation draw:name="f17" draw:formula="?f15 - ?f16"/><draw:equation draw:name="f18" draw:formula="?f9 * ?f13 / 100000"/><draw:equation draw:name="f19" draw:formula="?f4 - ?f18"/><draw:equation draw:name="f20" draw:formula="$3"/><draw:equation draw:name="f21" draw:formula="?f9 * ?f20 / 100000"/><draw:equation draw:name="f22" draw:formula="?f21 - ?f14"/><draw:equation draw:name="f23" draw:formula="max(?f22, 0)"/><draw:equation draw:name="f24" draw:formula="?f14 + ?f23"/><draw:equation draw:name="f25" draw:formula="?f17 + ?f14"/><draw:equation draw:name="f26" draw:formula="?f25 + ?f17"/><draw:equation draw:name="f27" draw:formula="?f17 + ?f21"/><draw:equation draw:name="f28" draw:formula="21550000 - ?f2"/><draw:equation draw:name="f29" draw:formula="if(?f28, ?f2, 21550000)"/><draw:equation draw:name="f30" draw:formula="-21550000 - ?f29"/><draw:equation draw:name="f31" draw:formula="if(?f30, -21550000, ?f29)"/><draw:equation draw:name="f32" draw:formula="?f1 + ?f31"/><draw:equation draw:name="f33" draw:formula="?f1 + ?f2"/><draw:equation draw:name="f34" draw:formula="?f33 * ?f10 / ?f1"/><draw:equation draw:name="f35" draw:formula="0 - ?f34"/><draw:equation draw:name="f36" draw:formula="cos(?f35)"/><draw:equation draw:name="f37" draw:formula="0 - ?f36"/><draw:equation draw:name="f38" draw:formula="?f37 * ?f21"/><draw:equation draw:name="f39" draw:formula="sin(?f35)"/><draw:equation draw:name="f40" draw:formula="0 - ?f39"/><draw:equation draw:name="f41" draw:formula="?f40 * ?f21"/><draw:equation draw:name="f42" draw:formula="sqrt(?f38 * ?f38 + ?f41 * ?f41 + 0 * 0)"/><draw:equation draw:name="f43" draw:formula="?f21 * ?f21 / ?f42"/><draw:equation draw:name="f44" draw:formula="?f40 * ?f43"/><draw:equation draw:name="f45" draw:formula="?f3 - ?f44"/><draw:equation draw:name="f46" draw:formula="?f37 * ?f43"/><draw:equation draw:name="f47" draw:formula="?f27 - ?f46"/><draw:equation draw:name="f48" draw:formula="?f45 - ?f21"/><draw:equation draw:name="f49" draw:formula="?f47 - ?f21"/><draw:equation draw:name="f50" draw:formula="?f45 + ?f21"/><draw:equation draw:name="f51" draw:formula="?f47 + ?f21"/><draw:equation draw:name="f52" draw:formula="?f32 + ?f2"/><draw:equation draw:name="f53" draw:formula="?f52 * ?f10 / ?f1"/><draw:equation draw:name="f54" draw:formula="0 - ?f53"/><draw:equation draw:name="f55" draw:formula="cos(?f54)"/><draw:equation draw:name="f56" draw:formula="0 - ?f55"/><draw:equation draw:name="f57" draw:formula="?f56 * ?f21"/><draw:equation draw:name="f58" draw:formula="sin(?f54)"/><draw:equation draw:name="f59" draw:formula="0 - ?f58"/><draw:equation draw:name="f60" draw:formula="?f59 * ?f21"/><draw:equation draw:name="f61" draw:formula="sqrt(?f57 * ?f57 + ?f60 * ?f60 + 0 * 0)"/><draw:equation draw:name="f62" draw:formula="?f21 * ?f21 / ?f61"/><draw:equation draw:name="f63" draw:formula="?f59 * ?f62"/><draw:equation draw:name="f64" draw:formula="?f45 + ?f63"/><draw:equation draw:name="f65" draw:formula="?f56 * ?f62"/><draw:equation draw:name="f66" draw:formula="?f47 + ?f65"/><draw:equation draw:name="f67" draw:formula="if(?f31, ?f3, ?f48)"/><draw:equation draw:name="f68" draw:formula="if(?f31, ?f27, ?f49)"/><draw:equation draw:name="f69" draw:formula="if(?f31, ?f3, ?f50)"/><draw:equation draw:name="f70" draw:formula="if(?f31, ?f27, ?f51)"/><draw:equation draw:name="f71" draw:formula="if(?f31, ?f48, ?f64)"/><draw:equation draw:name="f72" draw:formula="if(?f31, ?f49, ?f66)"/><draw:equation draw:name="f73" draw:formula="if(?f31, ?f50, ?f64)"/><draw:equation draw:name="f74" draw:formula="if(?f31, ?f51, ?f66)"/><draw:equation draw:name="f75" draw:formula="21550000 - -5400000"/><draw:equation draw:name="f76" draw:formula="if(?f75, -5400000, 21550000)"/><draw:equation draw:name="f77" draw:formula="-21550000 - ?f76"/><draw:equation draw:name="f78" draw:formula="if(?f77, -21550000, ?f76)"/><draw:equation draw:name="f79" draw:formula="?f0 + ?f78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3"/><draw:equation draw:name="f86" draw:formula="sin(?f82)"/><draw:equation draw:name="f87" draw:formula="0 - ?f86"/><draw:equation draw:name="f88" draw:formula="?f87 * ?f23"/><draw:equation draw:name="f89" draw:formula="sqrt(?f85 * ?f85 + ?f88 * ?f88 + 0 * 0)"/><draw:equation draw:name="f90" draw:formula="?f23 * ?f23 / ?f89"/><draw:equation draw:name="f91" draw:formula="?f87 * ?f90"/><draw:equation draw:name="f92" draw:formula="?f24 - ?f91"/><draw:equation draw:name="f93" draw:formula="?f84 * ?f90"/><draw:equation draw:name="f94" draw:formula="?f25 - ?f93"/><draw:equation draw:name="f95" draw:formula="?f92 - ?f23"/><draw:equation draw:name="f96" draw:formula="?f94 - ?f23"/><draw:equation draw:name="f97" draw:formula="?f92 + ?f23"/><draw:equation draw:name="f98" draw:formula="?f94 + ?f23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3"/><draw:equation draw:name="f105" draw:formula="sin(?f101)"/><draw:equation draw:name="f106" draw:formula="0 - ?f105"/><draw:equation draw:name="f107" draw:formula="?f106 * ?f23"/><draw:equation draw:name="f108" draw:formula="sqrt(?f104 * ?f104 + ?f107 * ?f107 + 0 * 0)"/><draw:equation draw:name="f109" draw:formula="?f23 * ?f23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78, ?f24, ?f95)"/><draw:equation draw:name="f115" draw:formula="if(?f78, ?f25, ?f96)"/><draw:equation draw:name="f116" draw:formula="if(?f78, ?f24, ?f97)"/><draw:equation draw:name="f117" draw:formula="if(?f78, ?f25, ?f98)"/><draw:equation draw:name="f118" draw:formula="if(?f78, ?f95, ?f111)"/><draw:equation draw:name="f119" draw:formula="if(?f78, ?f96, ?f113)"/><draw:equation draw:name="f120" draw:formula="if(?f78, ?f97, ?f111)"/><draw:equation draw:name="f121" draw:formula="if(?f78, ?f98, ?f113)"/></draw:enhanced-geometry></draw:custom-shape></text:span></text:p>
      <text:p text:style-name="P17"/>
      <text:p text:style-name="P18"/>
      <text:p text:style-name="Normal"><draw:frame draw:z-index="251673600" draw:style-name="a21" draw:name="Picture 16" text:anchor-type="paragraph" svg:x="4.42847in" svg:y="0.14006in" svg:width="2.38462in" svg:height="2.35318in" style:rel-width="scale" style:rel-height="scale"><draw:image xlink:href="media/image6.jpeg" xlink:type="simple" xlink:show="embed" xlink:actuate="onLoad"/><svg:title/><svg:desc/></draw:frame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soft-page-break/>
      <text:p text:style-name="Normal"><draw:frame draw:z-index="251685888" draw:style-name="a22" draw:name="Picture 2" text:anchor-type="paragraph" svg:x="1.48462in" svg:y="-0.92308in" svg:width="2.88952in" svg:height="2.89726in" style:rel-width="scale" style:rel-height="scale"><draw:image xlink:href="media/image2.jpeg" xlink:type="simple" xlink:show="embed" xlink:actuate="onLoad"/><svg:title/><svg:desc/></draw:frame></text:p>
      <text:p text:style-name="P27"/>
      <text:p text:style-name="P28"/>
      <text:p text:style-name="Normal"><text:span text:style-name="T29"><draw:custom-shape svg:x="2.80769in" svg:y="1.15475in" svg:width="0.22292in" svg:height="4.03056in" draw:z-index="251688960" draw:id="id16" draw:style-name="a23" draw:name="Arrow: Up-Down 31" text:anchor-type="paragraph"><svg:title/><svg:desc/><draw:enhanced-geometry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3 - ?f13"/><draw:equation draw:name="f15" draw:formula="?f7 * ?f11 / 200000"/><draw:equation draw:name="f16" draw:formula="?f9 - ?f15"/><draw:equation draw:name="f17" draw:formula="?f9 + ?f15"/><draw:equation draw:name="f18" draw:formula="?f16 * ?f13 / ?f8"/><draw:equation draw:name="f19" draw:formula="?f13 - ?f18"/><draw:equation draw:name="f20" draw:formula="?f14 + ?f18"/></draw:enhanced-geometry></draw:custom-shape></text:span><text:span text:style-name="T30"><draw:custom-shape svg:width="0.22639in" svg:height="0.61111in" draw:z-index="251687936" draw:id="id17" draw:style-name="a24" draw:transform="translate(-0.11319in -0.30556in) rotate(-5.74515) translate(3.5457in 1.3887in)" draw:name="Arrow: Up-Down 30" text:anchor-type="paragraph"><svg:title/><svg:desc/><draw:enhanced-geometry draw:path-stretchpoint-x="21600" draw:path-stretchpoint-y="21600" draw:type="non-primitive" svg:viewBox="0 0 21600 21600" draw:enhanced-path="M ?f0 ?f13 L ?f9 ?f2 ?f1 ?f13 ?f17 ?f13 ?f17 ?f14 ?f1 ?f14 ?f9 ?f3 ?f0 ?f14 ?f16 ?f14 ?f16 ?f13 Z N" draw:text-areas="?f16 ?f19 ?f17 ?f20" draw:glue-points="?f0 ?f13 ?f16 ?f6 ?f0 ?f14 ?f1 ?f14 ?f17 ?f6 ?f1 ?f13" draw:glue-point-leaving-directions="-270, -270, -270, -90, -90, -9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3 - ?f13"/><draw:equation draw:name="f15" draw:formula="?f7 * ?f11 / 200000"/><draw:equation draw:name="f16" draw:formula="?f9 - ?f15"/><draw:equation draw:name="f17" draw:formula="?f9 + ?f15"/><draw:equation draw:name="f18" draw:formula="?f16 * ?f13 / ?f8"/><draw:equation draw:name="f19" draw:formula="?f13 - ?f18"/><draw:equation draw:name="f20" draw:formula="?f14 + ?f18"/></draw:enhanced-geometry></draw:custom-shape></text:span><text:span text:style-name="T31"><draw:custom-shape svg:width="0.66458in" svg:height="0.19167in" draw:z-index="251686912" draw:id="id18" draw:style-name="a25" draw:transform="translate(-0.33229in -0.09583in) rotate(-2.06414) translate(2.15753in 1.37818in)" draw:name="Arrow: Left-Right 29" text:anchor-type="paragraph"><svg:title/><svg:desc/><draw:enhanced-geometry draw:path-stretchpoint-x="21600" draw:path-stretchpoint-y="21600" draw:type="non-primitive" svg:viewBox="0 0 21600 21600" draw:enhanced-path="M ?f0 ?f6 L ?f13 ?f2 ?f13 ?f16 ?f14 ?f16 ?f14 ?f2 ?f1 ?f6 ?f14 ?f3 ?f14 ?f17 ?f13 ?f17 ?f13 ?f3 Z N" draw:text-areas="?f19 ?f16 ?f20 ?f17" draw:glue-points="?f14 ?f2 ?f9 ?f16 ?f13 ?f2 ?f13 ?f3 ?f9 ?f17 ?f14 ?f3" draw:glue-point-leaving-directions="-360, -360, -360, -180, -180, -180" draw:modifiers="50000 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?f7 / 2"/><draw:equation draw:name="f9" draw:formula="?f0 + ?f8"/><draw:equation draw:name="f10" draw:formula="min(?f7, ?f4)"/><draw:equation draw:name="f11" draw:formula="$0"/><draw:equation draw:name="f12" draw:formula="$1"/><draw:equation draw:name="f13" draw:formula="?f10 * ?f12 / 100000"/><draw:equation draw:name="f14" draw:formula="?f1 - ?f13"/><draw:equation draw:name="f15" draw:formula="?f4 * ?f11 / 200000"/><draw:equation draw:name="f16" draw:formula="?f6 - ?f15"/><draw:equation draw:name="f17" draw:formula="?f6 + ?f15"/><draw:equation draw:name="f18" draw:formula="?f16 * ?f13 / ?f5"/><draw:equation draw:name="f19" draw:formula="?f13 - ?f18"/><draw:equation draw:name="f20" draw:formula="?f14 + ?f18"/></draw:enhanced-geometry></draw:custom-shape></text:span><text:span text:style-name="T32"><draw:frame draw:z-index="251681792" draw:style-name="a26" draw:name="Picture 25" text:anchor-type="paragraph" svg:x="4.27607in" svg:y="1.70048in" svg:width="3.64476in" svg:height="3.57692in" style:rel-width="scale" style:rel-height="scale"><draw:image xlink:href="media/image7.JPG" xlink:type="simple" xlink:show="embed" xlink:actuate="onLoad"/><svg:title/><svg:desc/></draw:frame></text:span><text:span text:style-name="T33"><draw:frame draw:z-index="251682816" draw:style-name="a27" draw:name="Picture 26" text:anchor-type="paragraph" svg:x="-0.59925in" svg:y="1.73072in" svg:width="3.04339in" svg:height="3.99086in" style:rel-width="scale" style:rel-height="scale"><draw:image xlink:href="media/image8.JPG" xlink:type="simple" xlink:show="embed" xlink:actuate="onLoad"/><svg:title/><svg:desc/></draw:frame></text:span><text:span text:style-name="T34"><draw:frame draw:z-index="251683840" draw:style-name="a28" draw:name="Picture 27" text:anchor-type="paragraph" svg:x="1.82308in" svg:y="5.36245in" svg:width="3.55829in" svg:height="3.98812in" style:rel-width="scale" style:rel-height="scale"><draw:image xlink:href="media/image9.JP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mi tee moc</meta:initial-creator>
    <dc:creator>mimi tee moc</dc:creator>
    <meta:creation-date>2023-02-12T11:25:00Z</meta:creation-date>
    <dc:date>2023-02-12T12:24:00Z</dc:date>
    <meta:template xlink:href="Normal.dotm" xlink:type="simple"/>
    <meta:editing-cycles>7</meta:editing-cycles>
    <meta:editing-duration>PT3000S</meta:editing-duration>
    <meta:document-statistic meta:page-count="2" meta:paragraph-count="1" meta:word-count="34" meta:character-count="228" meta:row-count="1" meta:non-whitespace-character-count="195"/>
  </office:meta>
</office:document-meta>
</file>